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margin-top="0in" fo:margin-bottom="0.0693in" loext:contextual-spacing="true" fo:line-height="100%" fo:orphans="0" fo:widows="0" fo:text-indent="-0.25in" style:auto-text-indent="false" style:page-number="1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2" style:family="paragraph" style:parent-style-name="Standard" style:list-style-name="WWNum1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3" style:family="paragraph" style:parent-style-name="Standard" style:list-style-name="WWNum1">
      <style:paragraph-properties fo:margin-left="1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4" style:family="paragraph" style:parent-style-name="Standard" style:list-style-name="WWNum1">
      <style:paragraph-properties fo:margin-left="1.5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2521668" text:style-name="WWNum1">
        <text:list-item>
          <text:p text:style-name="P1">Introduction</text:p>
        </text:list-item>
        <text:list-item>
          <text:p text:style-name="P2">Background</text:p>
          <text:list>
            <text:list-item>
              <text:p text:style-name="P3">Leap Motion (v2)</text:p>
              <text:list>
                <text:list-item>
                  <text:p text:style-name="P4">Java API</text:p>
                </text:list-item>
                <text:list-item>
                  <text:p text:style-name="P4">Native Libraries</text:p>
                </text:list-item>
                <text:list-item>
                  <text:p text:style-name="P4">Limitations of Sensor and Documentation</text:p>
                </text:list-item>
              </text:list>
            </text:list-item>
            <text:list-item>
              <text:p text:style-name="P3">JavaFx</text:p>
              <text:list>
                <text:list-item>
                  <text:p text:style-name="P4">Java vs FXML</text:p>
                </text:list-item>
                <text:list-item>
                  <text:p text:style-name="P4">SceneBuilder</text:p>
                </text:list-item>
                <text:list-item>
                  <text:p text:style-name="P4">Jfoenix</text:p>
                </text:list-item>
                <text:list-item>
                  <text:p text:style-name="P4">ControlsFx</text:p>
                </text:list-item>
              </text:list>
            </text:list-item>
            <text:list-item>
              <text:p text:style-name="P3">IntelliJ IDE</text:p>
              <text:list>
                <text:list-item>
                  <text:p text:style-name="P4">Unix Style Terminal on Windows</text:p>
                </text:list-item>
              </text:list>
            </text:list-item>
          </text:list>
        </text:list-item>
        <text:list-item>
          <text:p text:style-name="P2">Constructing Hand UI Model</text:p>
          <text:list>
            <text:list-item>
              <text:p text:style-name="P3">Basic 3D Modelling</text:p>
            </text:list-item>
            <text:list-item>
              <text:p text:style-name="P3">Set Location Method</text:p>
            </text:list-item>
            <text:list-item>
              <text:p text:style-name="P3">Concurrency</text:p>
            </text:list-item>
          </text:list>
        </text:list-item>
        <text:list-item>
          <text:p text:style-name="P2">Rotation of Hand UI Model</text:p>
          <text:list>
            <text:list-item>
              <text:p text:style-name="P3">JavaFx Coordinate System vs Leap Motion Coordinate System</text:p>
            </text:list-item>
            <text:list-item>
              <text:p text:style-name="P3">Ineffective Leap Motion Data</text:p>
              <text:list>
                <text:list-item>
                  <text:p text:style-name="P4">Pitch Roll Yaw</text:p>
                </text:list-item>
                <text:list-item>
                  <text:p text:style-name="P4">Negative Zeros</text:p>
                </text:list-item>
              </text:list>
            </text:list-item>
            <text:list-item>
              <text:p text:style-name="P3">Simplified Hand Model</text:p>
            </text:list-item>
            <text:list-item>
              <text:p text:style-name="P3">Composite Linear Transformations</text:p>
            </text:list-item>
            <text:list-item>
              <text:p text:style-name="P3">Rotational Matrix</text:p>
            </text:list-item>
          </text:list>
        </text:list-item>
        <text:list-item>
          <text:p text:style-name="P2">Scoring of Gestures</text:p>
          <text:list>
            <text:list-item>
              <text:p text:style-name="P3">Angle Based Comparison Function</text:p>
            </text:list-item>
            <text:list-item>
              <text:p text:style-name="P3">Component Based Comparison Function</text:p>
            </text:list-item>
          </text:list>
        </text:list-item>
        <text:list-item>
          <text:p text:style-name="P2">Application User Interface </text:p>
          <text:list>
            <text:list-item>
              <text:p text:style-name="P3">User Specific Data Collection</text:p>
            </text:list-item>
            <text:list-item>
              <text:p text:style-name="P3">Visual Rotation of Gesture</text:p>
            </text:list-item>
            <text:list-item>
              <text:p text:style-name="P3">Tabular Display of Data</text:p>
            </text:list-item>
            <text:list-item>
              <text:p text:style-name="P3">Writing and Reading from CSV</text:p>
            </text:list-item>
            <text:list-item>
              <text:p text:style-name="P3">Artifacts and Distribution</text:p>
              <text:list>
                <text:list-item>
                  <text:p text:style-name="P4">Discontinuation of Leap App Store</text:p>
                </text:list-item>
                <text:list-item>
                  <text:p text:style-name="P4">IDE Build Process and Batch Script</text:p>
                </text:list-item>
              </text:list>
            </text:list-item>
          </text:list>
        </text:list-item>
        <text:list-item>
          <text:p text:style-name="P2">Data Collection</text:p>
        </text:list-item>
        <text:list-item>
          <text:p text:style-name="P2">Results and Analysis</text:p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3" style:display-name="ListLabel 3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document-statistic meta:table-count="0" meta:image-count="0" meta:object-count="0" meta:page-count="1" meta:paragraph-count="39" meta:word-count="159" meta:character-count="915" meta:non-whitespace-character-count="833"/>
  </office:meta>
</office:document-meta>
</file>